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TimesNewRomanPSMT" style:font-family-asian="TimesNewRomanPSMT" style:font-family-complex="TimesNewRomanPSMT" fo:background-color="transparent" style:use-window-font-color="true"/>
    </style:style>
    <style:style style:name="T10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TimesNewRomanPSMT" style:font-family-asian="TimesNewRomanPSMT" style:font-family-complex="TimesNewRomanPSMT" fo:background-color="transparent" style:use-window-font-color="true"/>
    </style:style>
    <style:style style:name="T10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6" style:family="text">
      <style:text-properties fo:font-size="11.00pt" fo:font-weight="normal" fo:font-family="'Cambria Math'" style:font-family-asian="'Cambria Math'" style:font-family-complex="'Cambria Math'" fo:background-color="transparent" fo:color="#000000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0" style:family="text">
      <style:text-properties fo:font-size="11.00pt" fo:font-weight="normal" fo:font-family="'Cambria Math'" style:font-family-asian="'Cambria Math'" style:font-family-complex="'Cambria Math'" fo:background-color="transparent" fo:color="#000000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8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29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0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1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2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3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4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5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7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8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39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0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1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3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left="36.00pt" fo:text-indent="0.00pt" fo:margin-bottom="8.00pt"/>
    </style:style>
    <text:list-style style:name="L8">
      <text:list-level-style-bullet text:level="1" text:bullet-char="•">
        <style:list-level-properties text:space-before="90.00pt" text:min-label-width="18.00pt"/>
        <style:text-properties fo:font-family="Symbol"/>
      </text:list-level-style-bullet>
    </text:list-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5.00%" fo:text-align="left" fo:margin-bottom="8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5.00%" fo:text-align="left" fo:margin-bottom="8.00pt"/>
    </style:style>
    <text:list-style style:name="L13">
      <text:list-level-style-bullet text:level="1" text:bullet-char="•">
        <style:list-level-properties text:space-before="9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bottom="8.00pt"/>
    </style:style>
    <style:style style:name="P14" style:family="paragraph">
      <style:paragraph-properties fo:line-height="100.00%" fo:text-align="left" fo:margin-bottom="8.00pt"/>
    </style:style>
    <style:style style:name="P15" style:family="paragraph">
      <style:paragraph-properties fo:line-height="105.00%" fo:text-align="left" fo:margin-bottom="8.00pt"/>
    </style:style>
    <style:style style:name="P1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abi</text:span><text:span text:style-name="T2">čka</text:span></text:p>
      <text:p text:style-name="P1"><text:span text:style-name="T3"/></text:p>
      <text:p text:style-name="P2"><text:span text:style-name="T4">Autor</text:span><text:span text:style-name="T5"><text:s/>: Bo</text:span><text:span text:style-name="T6">žena Němcov</text:span><text:span text:style-name="T7">á</text:span></text:p>
      <text:p text:style-name="P2"><text:span text:style-name="T8">Téma :<text:s/></text:span><text:span text:style-name="T9">Živort babičky, kter</text:span><text:span text:style-name="T10">á vyprávý vzpomínky </text:span></text:p>
      <text:p text:style-name="P2"><text:span text:style-name="T11">Motiv</text:span><text:span text:style-name="T12"><text:s/>: Láska k babi</text:span><text:span text:style-name="T13">čce, kněžna, vzpom</text:span><text:span text:style-name="T14">ínky</text:span></text:p>
      <text:p text:style-name="P2"><text:span text:style-name="T15">Časoprostor :<text:s/></text:span><text:span text:style-name="T16">Star</text:span><text:span text:style-name="T17">é b</text:span><text:span text:style-name="T18">ělidlo, 19. stolet</text:span><text:span text:style-name="T19">í</text:span></text:p>
      <text:p text:style-name="P2"><text:span text:style-name="T20">Kompozice :<text:s/></text:span><text:span text:style-name="T21">Chronologický dej, rozd</text:span><text:span text:style-name="T22">ěleno na 9 kapitol</text:span></text:p>
      <text:p text:style-name="P2"><text:span text:style-name="T23">Druh :<text:s/></text:span><text:span text:style-name="T24">Epika</text:span></text:p>
      <text:p text:style-name="P2"><text:span text:style-name="T25">Ž</text:span><text:span text:style-name="T26">ánr :<text:s/></text:span><text:span text:style-name="T27">Povídka </text:span></text:p>
      <text:p text:style-name="P2"><text:span text:style-name="T28">Forma :<text:s/></text:span><text:span text:style-name="T29">próza</text:span></text:p>
      <text:p text:style-name="P2"><text:span text:style-name="T30">Vyprav</text:span><text:span text:style-name="T31">ěč :<text:s/></text:span><text:span text:style-name="T32">er-forma, vsevedouci</text:span></text:p>
      <text:p text:style-name="P2"><text:span text:style-name="T33">Postavy : </text:span></text:p>
      <text:list text:style-name="L3">
        <text:list-item>
          <text:p text:style-name="P3"><text:span text:style-name="T34">Babi</text:span><text:span text:style-name="T35">čka<text:s/></text:span><text:span text:style-name="T36">–</text:span><text:span text:style-name="T37"><text:s/>zidealizovaná postava<text:s/></text:span><text:span text:style-name="T38">–</text:span><text:span text:style-name="T39"><text:s/>moudrá, milující, manuáln</text:span><text:span text:style-name="T40">ě zručn</text:span><text:span text:style-name="T41">á, ochotná, siln</text:span><text:span text:style-name="T42">ě věř</text:span><text:span text:style-name="T43">ící</text:span></text:p>
        </text:list-item>
        <text:list-item>
          <text:p text:style-name="P3"><text:span text:style-name="T43">Barunka<text:s/></text:span><text:span text:style-name="T44">–</text:span><text:span text:style-name="T45"><text:s/>babi</text:span><text:span text:style-name="T46">ččina nejobl</text:span><text:span text:style-name="T47">íben</text:span><text:span text:style-name="T48">ějš</text:span><text:span text:style-name="T49">í vnu</text:span><text:span text:style-name="T50">čka, nejstarš</text:span><text:span text:style-name="T51">í, poslu</text:span><text:span text:style-name="T52">šn</text:span><text:span text:style-name="T53">á, babi</text:span><text:span text:style-name="T54">čka je jej</text:span><text:span text:style-name="T55">í vzor</text:span></text:p>
        </text:list-item>
        <text:list-item>
          <text:p text:style-name="P3"><text:span text:style-name="T55">Ostatní d</text:span><text:span text:style-name="T56">ěti<text:s/></text:span><text:span text:style-name="T57">–</text:span><text:span text:style-name="T58"><text:s/>Jan, Vilém, Adélka</text:span></text:p>
        </text:list-item>
        <text:list-item>
          <text:p text:style-name="P3"><text:span text:style-name="T59">Terezka<text:s/></text:span><text:span text:style-name="T60">–</text:span><text:span text:style-name="T61"><text:s/>matka d</text:span><text:span text:style-name="T62">ět</text:span><text:span text:style-name="T63">í, nemá ráda báchorky</text:span></text:p>
        </text:list-item>
        <text:list-item>
          <text:p text:style-name="P3"><text:span text:style-name="T63">Pan Pro</text:span><text:span text:style-name="T64">šek<text:s/></text:span><text:span text:style-name="T65">–</text:span><text:span text:style-name="T66"><text:s/>man</text:span><text:span text:style-name="T67">žel Terezky</text:span></text:p>
        </text:list-item>
        <text:list-item>
          <text:p text:style-name="P3"><text:span text:style-name="T68">Paní kn</text:span><text:span text:style-name="T69">ěžna Zah</text:span><text:span text:style-name="T70">á</text:span><text:span text:style-name="T71">ňsk</text:span><text:span text:style-name="T72">á (ve skute</text:span><text:span text:style-name="T73">čnosti hraběnka Eleonora z Kounic)<text:s/></text:span><text:span text:style-name="T74">–</text:span><text:span text:style-name="T75"><text:s/>babi</text:span><text:span text:style-name="T76">ččina př</text:span><text:span text:style-name="T77">ítelkyn</text:span><text:span text:style-name="T78">ě, mil</text:span><text:span text:style-name="T79">á, pomáhá chudým</text:span></text:p>
        </text:list-item>
        <text:list-item>
          <text:p text:style-name="P3"><text:span text:style-name="T79">Hortensie<text:s/></text:span><text:span text:style-name="T80">–</text:span><text:span text:style-name="T81"><text:s/>schovanka kn</text:span><text:span text:style-name="T82">ěžny, r</text:span><text:span text:style-name="T83">áda si hraje s d</text:span><text:span text:style-name="T84">ětmi</text:span></text:p>
        </text:list-item>
        <text:list-item>
          <text:p text:style-name="P3"><text:span text:style-name="T85">Viktorka<text:s/></text:span><text:span text:style-name="T86">–</text:span><text:span text:style-name="T87"><text:s/>zamiluje se do vojáka a p</text:span><text:span text:style-name="T88">ř</text:span><text:span text:style-name="T89">íb</text:span><text:span text:style-name="T90">ěh konč</text:span><text:span text:style-name="T91">í ne</text:span><text:span text:style-name="T92">šťastně, otěhotn</text:span><text:span text:style-name="T93">í a voják ji opou</text:span><text:span text:style-name="T94">št</text:span><text:span text:style-name="T95">í, ona se zblázní a odejde do lesa, své dít</text:span><text:span text:style-name="T96">ě hod</text:span><text:span text:style-name="T97">í do jezu a ji zabije blesk</text:span></text:p>
        </text:list-item>
      </text:list>
      <text:p text:style-name="P4"><text:span text:style-name="T98">Vypráv</text:span><text:span text:style-name="T99">ěc</text:span><text:span text:style-name="T100">í zp</text:span><text:span text:style-name="T101">ůzoby :<text:s/></text:span><text:span text:style-name="T102">př</text:span><text:span text:style-name="T103">ímá<text:s/></text:span><text:span text:style-name="T104">řeč, neprima a nevlastn</text:span><text:span text:style-name="T105">í p</text:span><text:span text:style-name="T106">ř</text:span><text:span text:style-name="T107">ímá<text:s/></text:span><text:span text:style-name="T108">ř</text:span><text:span text:style-name="T109">e</text:span><text:span text:style-name="T110">č</text:span></text:p>
      <text:p text:style-name="P4"><text:span text:style-name="T111">Ver</text:span><text:span text:style-name="T112">šov</text:span><text:span text:style-name="T113">á výstavba :<text:s/></text:span><text:span text:style-name="T114">Neni</text:span></text:p>
      <text:p text:style-name="P4"><text:span text:style-name="T115">Typy promluv :<text:s text:c="2"/></text:span><text:span text:style-name="T116">Dialogy, monology a pasmo </text:span></text:p>
      <text:p text:style-name="P4"><text:span text:style-name="T117">Kontext Autorovy tvorby : </text:span></text:p>
      <text:list text:style-name="L5">
        <text:list-item>
          <text:p text:style-name="P5"><text:span text:style-name="T118">2. pol. 19. stol. = po</text:span><text:span text:style-name="T119">č</text:span><text:span text:style-name="T120">átky<text:s/></text:span><text:span text:style-name="T121">česk</text:span><text:span text:style-name="T122">ého realismu </text:span></text:p>
        </text:list-item>
        <text:list-item>
          <text:p text:style-name="P5"><text:span text:style-name="T122">Bo</text:span><text:span text:style-name="T123">žena Němcov</text:span><text:span text:style-name="T124">á (1820 ?, Víde</text:span><text:span text:style-name="T125">ň<text:s/></text:span><text:span text:style-name="T126">–</text:span><text:span text:style-name="T127"><text:s/>1862, Praha) </text:span></text:p>
        </text:list-item>
        <text:list-item>
          <text:p text:style-name="P5"><text:span text:style-name="T128">- jedna z nejznám</text:span><text:span text:style-name="T129">ějš</text:span><text:span text:style-name="T130">ích<text:s/></text:span><text:span text:style-name="T131">česk</text:span><text:span text:style-name="T132">ých spisovatelek </text:span></text:p>
        </text:list-item>
        <text:list-item>
          <text:p text:style-name="P5"><text:span text:style-name="T132">- zakladatelka novodobé<text:s/></text:span><text:span text:style-name="T133">česk</text:span><text:span text:style-name="T134">é prózy </text:span></text:p>
        </text:list-item>
        <text:list-item>
          <text:p text:style-name="P5"><text:span text:style-name="T134">- pocházela z 12 sourozenc</text:span><text:span text:style-name="T135">ů </text:span></text:p>
        </text:list-item>
        <text:list-item>
          <text:p text:style-name="P5"><text:span text:style-name="T136">- rodné jméno Barbora Novotná, pozd</text:span><text:span text:style-name="T137">ěji Panklov</text:span><text:span text:style-name="T138">á, matka Terezie vypomáhala ve Vídni, otec Jan Pankl byl panský ko</text:span><text:span text:style-name="T139">č</text:span><text:span text:style-name="T140">í<text:s/></text:span><text:span text:style-name="T141">–</text:span><text:span text:style-name="T142"><text:s/>vzali se a</text:span><text:span text:style-name="T143">ž půl roku po jej</text:span><text:span text:style-name="T144">ím narození </text:span></text:p>
        </text:list-item>
        <text:list-item>
          <text:p text:style-name="P5"><text:span text:style-name="T144">- jejími rodi</text:span><text:span text:style-name="T145">či byli pravděpodobně jin</text:span><text:span text:style-name="T146">í lidé (nej</text:span><text:span text:style-name="T147">častěji se uv</text:span><text:span text:style-name="T148">ádí,<text:s/></text:span><text:span text:style-name="T149">že matkou byla sestra kněžny Zah</text:span><text:span text:style-name="T150">á</text:span><text:span text:style-name="T151">ňsk</text:span><text:span text:style-name="T152">é Dorothea<text:s/></text:span><text:span text:style-name="T153">–</text:span><text:span text:style-name="T154"><text:s/>nápadná podoba) </text:span></text:p>
        </text:list-item>
        <text:list-item>
          <text:p text:style-name="P5"><text:span text:style-name="T155">- d</text:span><text:span text:style-name="T156">ětstv</text:span><text:span text:style-name="T157">í pro</text:span><text:span text:style-name="T158">žila na Star</text:span><text:span text:style-name="T159">ém b</text:span><text:span text:style-name="T160">ělidle v Ratibořic</text:span><text:span text:style-name="T161">ích, panství Kate</text:span><text:span text:style-name="T162">řiny Zah</text:span><text:span text:style-name="T163">á</text:span><text:span text:style-name="T164">ňsk</text:span><text:span text:style-name="T165">é<text:s/></text:span><text:span text:style-name="T166">→</text:span><text:span text:style-name="T167"><text:s/>vliv babi</text:span><text:span text:style-name="T168">čky Marie Magdal</text:span><text:span text:style-name="T169">ény Novotné<text:s/></text:span><text:span text:style-name="T170">–</text:span><text:span text:style-name="T171"><text:s/>odtud inspirace k jejím díl</text:span><text:span text:style-name="T172">ům, životn</text:span><text:span text:style-name="T173">í zku</text:span><text:span text:style-name="T174">šenosti přen</text:span><text:span text:style-name="T175">á</text:span><text:span text:style-name="T176">š</text:span><text:span text:style-name="T177">í do svých d</text:span><text:span text:style-name="T178">ěl </text:span></text:p>
        </text:list-item>
        <text:list-item>
          <text:p text:style-name="P5"><text:span text:style-name="T179">- nav</text:span><text:span text:style-name="T180">štěvovala školu v Česk</text:span><text:span text:style-name="T181">é Skalici </text:span></text:p>
        </text:list-item>
        <text:list-item>
          <text:p text:style-name="P5"><text:span text:style-name="T181">- na vychování dána do Chvalkovic do rodiny panského ú</text:span><text:span text:style-name="T182">ředn</text:span><text:span text:style-name="T183">íka, zde se za</text:span><text:span text:style-name="T184">čala zaj</text:span><text:span text:style-name="T185">ímat o literaturu </text:span></text:p>
        </text:list-item>
        <text:list-item>
          <text:p text:style-name="P5"><text:span text:style-name="T185">- byla p</text:span><text:span text:style-name="T186">ůvabn</text:span><text:span text:style-name="T187">á, líbila se mu</text:span><text:span text:style-name="T188">žům </text:span></text:p>
        </text:list-item>
        <text:list-item>
          <text:p text:style-name="P5"><text:span text:style-name="T189">- v 18 letech provdána za Josefa N</text:span><text:span text:style-name="T190">ěmce (finančn</text:span><text:span text:style-name="T191">í ú</text:span><text:span text:style-name="T192">ředn</text:span><text:span text:style-name="T193">ík), který byl o 15 let star</text:span><text:span text:style-name="T194">š</text:span><text:span text:style-name="T195">í a za své názory<text:s/></text:span><text:span text:style-name="T196">často překl</text:span><text:span text:style-name="T197">ádán na jiná pracovi</text:span><text:span text:style-name="T198">ště<text:s/></text:span><text:span text:style-name="T199">–</text:span><text:span text:style-name="T200"><text:s/>velmi<text:s/></text:span><text:span text:style-name="T201">často se stěhovali (Červen</text:span><text:span text:style-name="T202">ý Kostelec, Josefov, Praha, Litomy</text:span><text:span text:style-name="T203">šl, Domažlice, Nymburk, Liberec)<text:s/></text:span><text:span text:style-name="T204">–</text:span><text:span text:style-name="T205"><text:s/>nám</text:span><text:span text:style-name="T206">ět na jej</text:span><text:span text:style-name="T207">í cestopisy </text:span></text:p>
        </text:list-item>
        <text:list-item>
          <text:p text:style-name="P5"><text:span text:style-name="T207">- 4 d</text:span><text:span text:style-name="T208">ěti, 3 synov</text:span><text:span text:style-name="T209">é (Hynek, Karel, Jaroslav) a dcera Theodora </text:span></text:p>
        </text:list-item>
        <text:list-item>
          <text:p text:style-name="P5"><text:span text:style-name="T209">- man</text:span><text:span text:style-name="T210">želstv</text:span><text:span text:style-name="T211">í nebylo<text:s/></text:span><text:span text:style-name="T212">šťastn</text:span><text:span text:style-name="T213">é, man</text:span><text:span text:style-name="T214">žel ji bil </text:span></text:p>
        </text:list-item>
        <text:list-item>
          <text:p text:style-name="P5"><text:span text:style-name="T215">- m</text:span><text:span text:style-name="T216">ěla milence (zřejmě čtyři), neuměla rozumně hospodařit s penězi, darovan</text:span><text:span text:style-name="T217">é peníze utrácela za nepot</text:span><text:span text:style-name="T218">řebn</text:span><text:span text:style-name="T219">é v</text:span><text:span text:style-name="T220">ěci </text:span></text:p>
        </text:list-item>
        <text:list-item>
          <text:p text:style-name="P5"><text:span text:style-name="T221">-<text:s/></text:span><text:span text:style-name="T222">žila v Praze, živila se pran</text:span><text:span text:style-name="T223">ím a úklidem </text:span></text:p>
        </text:list-item>
        <text:list-item>
          <text:p text:style-name="P5"><text:span text:style-name="T223">- syn Hynek zem</text:span><text:span text:style-name="T224">řel na tuberkul</text:span><text:span text:style-name="T225">ózu r. 1853, po jeho smrti napsala novelu Babi</text:span><text:span text:style-name="T226">čka </text:span></text:p>
        </text:list-item>
        <text:list-item>
          <text:p text:style-name="P5"><text:span text:style-name="T227">-<text:s/></text:span><text:span text:style-name="T228">žila v<text:s/></text:span><text:span text:style-name="T229">ústraní, objevila se jen na poh</text:span><text:span text:style-name="T230">řbu K. H. Borovsk</text:span><text:span text:style-name="T231">ého </text:span></text:p>
        </text:list-item>
        <text:list-item>
          <text:p text:style-name="P5"><text:span text:style-name="T231">- p</text:span><text:span text:style-name="T232">ř</text:span><text:span text:style-name="T233">átelila se sestrami Rottovými<text:s/></text:span><text:span text:style-name="T234">–</text:span><text:span text:style-name="T235"><text:s/>spisovatelkami Karolinou Sv</text:span><text:span text:style-name="T236">ětlou a Sofi</text:span><text:span text:style-name="T237">í Podlipskou </text:span></text:p>
        </text:list-item>
        <text:list-item>
          <text:p text:style-name="P5"><text:span text:style-name="T237">- N</text:span><text:span text:style-name="T238">ěmcov</text:span><text:span text:style-name="T239">á se od man</text:span><text:span text:style-name="T240">žela odstěhovala do Litomyšle<text:s/></text:span><text:span text:style-name="T241">–</text:span><text:span text:style-name="T242"><text:s/>velmi nemocná, vrátila se zp</text:span><text:span text:style-name="T243">ět<text:s/></text:span><text:span text:style-name="T244">–</text:span><text:span text:style-name="T245"><text:s/>p</text:span><text:span text:style-name="T246">ředčasn</text:span><text:span text:style-name="T247">é úmrtí </text:span></text:p>
        </text:list-item>
        <text:list-item>
          <text:p text:style-name="P5"><text:span text:style-name="T247">-<text:s/></text:span><text:span text:style-name="T248">život prožila v podstatě v neust</text:span><text:span text:style-name="T249">álé chudob</text:span><text:span text:style-name="T250">ě </text:span></text:p>
        </text:list-item>
        <text:list-item>
          <text:p text:style-name="P6"><text:span text:style-name="T251">- velkolepý poh</text:span><text:span text:style-name="T252">řeb, je pohřbena na Vyšehradě </text:span></text:p>
        </text:list-item>
      </text:list>
      <text:p text:style-name="P7"><text:span text:style-name="T253">Autorova Díla : </text:span></text:p>
      <text:list text:style-name="L8">
        <text:list-item>
          <text:p text:style-name="P8"><text:span text:style-name="T254">Divá Bára</text:span></text:p>
        </text:list-item>
        <text:list-item>
          <text:p text:style-name="P8"><text:span text:style-name="T254">Karla</text:span></text:p>
        </text:list-item>
        <text:list-item>
          <text:p text:style-name="P8"><text:span text:style-name="T254">Pan u</text:span><text:span text:style-name="T255">čitel</text:span></text:p>
        </text:list-item>
      </text:list>
      <text:p text:style-name="P9"><text:span text:style-name="T256">Literární/ obecn</text:span><text:span text:style-name="T257">ě kulturn</text:span><text:span text:style-name="T258">í kontext : </text:span></text:p>
      <text:p text:style-name="P10"><text:span text:style-name="T259">Realismus<text:s/></text:span><text:span text:style-name="T260">–</text:span><text:span text:style-name="T261"><text:s/>P</text:span><text:span text:style-name="T262">řibl</text:span><text:span text:style-name="T263">í</text:span><text:span text:style-name="T264">žen</text:span><text:span text:style-name="T265">í se co nejvíce ke skute</text:span><text:span text:style-name="T266">čnosti, objektivitě a dokonalosti.</text:span></text:p>
      <text:list text:style-name="L11">
        <text:list-item>
          <text:p text:style-name="P11"><text:span text:style-name="T267">pravdivý obraz skute</text:span><text:span text:style-name="T268">čnosti (bez idealizace); přesn</text:span><text:span text:style-name="T269">é a v</text:span><text:span text:style-name="T270">šestrann</text:span><text:span text:style-name="T271">é studium<text:s/></text:span><text:span text:style-name="T272">života společnosti a nitra člověka</text:span></text:p>
        </text:list-item>
        <text:list-item>
          <text:p text:style-name="P11"><text:span text:style-name="T273">typizace (na jednotlivém je zobrazeno obecné); literární hrdina se prom</text:span><text:span text:style-name="T274">ěňuje, vyv</text:span><text:span text:style-name="T275">íjí (je dobov</text:span><text:span text:style-name="T276">ě a společensky podm</text:span><text:span text:style-name="T277">ín</text:span><text:span text:style-name="T278">ěn</text:span><text:span text:style-name="T279">ý); n</text:span><text:span text:style-name="T280">ěkdy je jeden<text:s/></text:span><text:span text:style-name="T281">úst</text:span><text:span text:style-name="T282">ředn</text:span><text:span text:style-name="T283">í hrdina nahrazen kolektivem</text:span></text:p>
        </text:list-item>
        <text:list-item>
          <text:p text:style-name="P11"><text:span text:style-name="T283">zobrazuje pr</text:span><text:span text:style-name="T284">ůměrn</text:span><text:span text:style-name="T285">ého<text:s/></text:span><text:span text:style-name="T286">člověka<text:s/></text:span><text:span text:style-name="T287">⇒ realistick</text:span><text:span text:style-name="T288">ý román je zrcadlem spole</text:span><text:span text:style-name="T289">čnosti, kronikou jej</text:span><text:span text:style-name="T290">ích mrav</text:span><text:span text:style-name="T291">ů</text:span></text:p>
        </text:list-item>
        <text:list-item>
          <text:p text:style-name="P11"><text:span text:style-name="T292">objektivní p</text:span><text:span text:style-name="T293">ř</text:span><text:span text:style-name="T294">ístup ke skute</text:span><text:span text:style-name="T295">čnosti<text:s/></text:span><text:span text:style-name="T296">⇒ autor neuž</text:span><text:span text:style-name="T297">ívá autostylizace (autor není v díle ú</text:span><text:span text:style-name="T298">časten, stoj</text:span><text:span text:style-name="T299">í jakoby nad p</text:span><text:span text:style-name="T300">ř</text:span><text:span text:style-name="T301">íb</text:span><text:span text:style-name="T302">ěhem, svůj n</text:span><text:span text:style-name="T303">ázor uplat</text:span><text:span text:style-name="T304">ňuje v</text:span><text:span text:style-name="T305">ýb</text:span><text:span text:style-name="T306">ěrem faktů, t</text:span><text:span text:style-name="T307">ématu, postav)</text:span></text:p>
        </text:list-item>
        <text:list-item>
          <text:p text:style-name="P11"><text:span text:style-name="T307">kritika nedostatk</text:span><text:span text:style-name="T308">ů ve společnosti (odtud n</text:span><text:span text:style-name="T309">ázev kritický realismus – ten se jako takový objevuje a</text:span><text:span text:style-name="T310">ž o něco později, někdy v 80. letech 19. stolet</text:span><text:span text:style-name="T311">í<text:s/></text:span><text:span text:style-name="T312">⇒ auto</text:span><text:span text:style-name="T313">ři jsou ještě mnohem v</text:span><text:span text:style-name="T314">íce otev</text:span><text:span text:style-name="T315">řenějš</text:span><text:span text:style-name="T316">í, poukazují na sociální konflikty a sna</text:span><text:span text:style-name="T317">ž</text:span><text:span text:style-name="T318">í se je<text:s/></text:span><text:span text:style-name="T319">řešit)</text:span></text:p>
        </text:list-item>
        <text:list-item>
          <text:p text:style-name="P11"><text:span text:style-name="T320">román je analýzou skute</text:span><text:span text:style-name="T321">čnosti; oslabuje se sevřen</text:span><text:span text:style-name="T322">ý d</text:span><text:span text:style-name="T323">ěj</text:span></text:p>
        </text:list-item>
        <text:list-item>
          <text:p text:style-name="P11"><text:span text:style-name="T324">auto</text:span><text:span text:style-name="T325">ři se vyh</text:span><text:span text:style-name="T326">ýbají minulosti, up</text:span><text:span text:style-name="T327">řednostňuj</text:span><text:span text:style-name="T328">í sou</text:span><text:span text:style-name="T329">časnost (ale v někter</text:span><text:span text:style-name="T330">ých p</text:span><text:span text:style-name="T331">ř</text:span><text:span text:style-name="T332">ípadech na minulost odkazují, je-li jejich cílem poukázat na lep</text:span><text:span text:style-name="T333">š</text:span><text:span text:style-name="T334">í sou</text:span><text:span text:style-name="T335">časnou společenskou situaci)</text:span></text:p>
        </text:list-item>
        <text:list-item>
          <text:p text:style-name="P11"><text:span text:style-name="T336">nové výrazové prost</text:span><text:span text:style-name="T337">ředky: hovorov</text:span><text:span text:style-name="T338">á<text:s/></text:span><text:span text:style-name="T339">řeč, n</text:span><text:span text:style-name="T340">á</text:span><text:span text:style-name="T341">řeč</text:span><text:span text:style-name="T342">í, archaismy apod.</text:span></text:p>
        </text:list-item>
      </text:list>
      <text:p text:style-name="P12"><text:span text:style-name="T343">Dal</text:span><text:span text:style-name="T344">š</text:span><text:span text:style-name="T345">í auto</text:span><text:span text:style-name="T346">ři tohoto obdob</text:span><text:span text:style-name="T347">í :</text:span></text:p>
      <text:list text:style-name="L13">
        <text:list-item>
          <text:p text:style-name="P13"><text:span text:style-name="T348">Karel Havlí</text:span><text:span text:style-name="T349">ček Borovsk</text:span><text:span text:style-name="T350">ý<text:s/></text:span><text:span text:style-name="T351">–</text:span><text:span text:style-name="T352"><text:s/>Tyrolské elegie</text:span></text:p>
        </text:list-item>
        <text:list-item>
          <text:p text:style-name="P13"><text:span text:style-name="T353">Franti</text:span><text:span text:style-name="T354">šek Palack</text:span><text:span text:style-name="T355">ý<text:s/></text:span><text:span text:style-name="T356">–</text:span><text:span text:style-name="T357"><text:s/>D</text:span><text:span text:style-name="T358">ějiny n</text:span><text:span text:style-name="T359">árodu<text:s/></text:span><text:span text:style-name="T360">česk</text:span><text:span text:style-name="T361">ého v<text:s/></text:span><text:span text:style-name="T362">Čech</text:span><text:span text:style-name="T363">ách a na Morav</text:span><text:span text:style-name="T364">ě</text:span></text:p>
        </text:list-item>
        <text:list-item>
          <text:p text:style-name="P13"><text:span text:style-name="T365">F. L.<text:s/></text:span><text:span text:style-name="T366">Čelakovsk</text:span><text:span text:style-name="T367">ý<text:s/></text:span><text:span text:style-name="T368">–</text:span><text:span text:style-name="T369"><text:s/>Ohlas písní<text:s/></text:span><text:span text:style-name="T370">česk</text:span><text:span text:style-name="T371">ých</text:span></text:p>
        </text:list-item>
      </text:list>
      <text:p text:style-name="P14"><text:span text:style-name="T372">D</text:span><text:span text:style-name="T373">ěj</text:span><text:span text:style-name="T374"><text:s/>: </text:span></text:p>
      <text:p text:style-name="P15"><text:span text:style-name="T375">Prolog<text:s/></text:span><text:span text:style-name="T376">–</text:span><text:span text:style-name="T377"><text:s/>autorka vzpomíná s odstupem<text:s/></text:span><text:span text:style-name="T378">času na svou babičku</text:span></text:p>
      <text:p text:style-name="P15"><text:span text:style-name="T379">P</text:span><text:span text:style-name="T380">ř</text:span><text:span text:style-name="T381">íb</text:span><text:span text:style-name="T382">ěh<text:s/></text:span><text:span text:style-name="T383">–</text:span><text:span text:style-name="T384"><text:s/>babi</text:span><text:span text:style-name="T385">čka přij</text:span><text:span text:style-name="T386">í</text:span><text:span text:style-name="T387">žd</text:span><text:span text:style-name="T388">í do Ratibo</text:span><text:span text:style-name="T389">řic na Star</text:span><text:span text:style-name="T390">é b</text:span><text:span text:style-name="T391">ělidlo k rodině sv</text:span><text:span text:style-name="T392">é dcery, pozd</text:span><text:span text:style-name="T393">ěji pom</text:span><text:span text:style-name="T394">áhá s hospodá</text:span><text:span text:style-name="T395">řstv</text:span><text:span text:style-name="T396">ím a výchovou d</text:span><text:span text:style-name="T397">ět</text:span><text:span text:style-name="T398">í</text:span></text:p>
      <text:p text:style-name="P15"><text:span text:style-name="T398">Epilog<text:s/></text:span><text:span text:style-name="T399">–</text:span><text:span text:style-name="T400"><text:s/>popis posledních let<text:s/></text:span><text:span text:style-name="T401">života babičky</text:span></text:p>
      <text:p text:style-name="P15"><text:span text:style-name="T402">Babi</text:span><text:span text:style-name="T403">čka bydlela v horsk</text:span><text:span text:style-name="T404">é vesnici na slezských hranicích. Pak v</text:span><text:span text:style-name="T405">šak obdržela dopis od sv</text:span><text:span text:style-name="T406">é dcery Terezky, aby se k nim p</text:span><text:span text:style-name="T407">řestěhovala. Když babička přijela, všichni měli velkou radost a děti si ji hned obl</text:span><text:span text:style-name="T408">íbily. Babi</text:span><text:span text:style-name="T409">čka převzala velen</text:span><text:span text:style-name="T410">í nad celým domem. Ka</text:span><text:span text:style-name="T411">žd</text:span><text:span text:style-name="T412">ého si získala svým dobrým srdcem. Dokonce si ji oblíbila i kn</text:span><text:span text:style-name="T413">ěžna<text:s/></text:span><text:span text:style-name="T414">–</text:span><text:span text:style-name="T415"><text:s/>pan Pro</text:span><text:span text:style-name="T416">šek byl jej</text:span><text:span text:style-name="T417">í ze</text:span><text:span text:style-name="T418">ť. Tak se děti sezn</text:span><text:span text:style-name="T419">ámily i s komtesou Hortensií, která byla kn</text:span><text:span text:style-name="T420">ěžninou schovankou. Babička věděla, že st</text:span><text:span text:style-name="T421">árne, a proto se se v</text:span><text:span text:style-name="T422">šemi rozloučila. Když zemřela, plakalo cel</text:span><text:span text:style-name="T423">é údolí. Kn</text:span><text:span text:style-name="T424">ěžna prohl</text:span><text:span text:style-name="T425">ásila:<text:s/></text:span><text:span text:style-name="T426">„</text:span><text:span text:style-name="T427">Šťastn</text:span><text:span text:style-name="T428">á to<text:s/></text:span><text:span text:style-name="T429">žena.“</text:span></text:p>
      <text:p text:style-name="P15"><text:span text:style-name="T430"/></text:p>
      <text:p text:style-name="P15"><text:span text:style-name="T431">Zivot :</text:span></text:p>
      <text:p text:style-name="P15"><text:span text:style-name="T432">Česk</text:span><text:span text:style-name="T433">á spisovatelka Bo</text:span><text:span text:style-name="T434">žena Němcov</text:span><text:span text:style-name="T435">á narozená 4.2.1820 ve Vídni, byla spolu s K.H.Borovským, J.K. Tylem a K.J.Erbenem v pop</text:span><text:span text:style-name="T436">řed</text:span><text:span text:style-name="T437">í<text:s/></text:span><text:span text:style-name="T438">česk</text:span><text:span text:style-name="T439">é literatury ve 40. a 50. letech 19.století. Bo</text:span><text:span text:style-name="T440">žena Němcov</text:span><text:span text:style-name="T441">á vl. jménem Barbora Panklová byla dcerou<text:s/></text:span><text:span text:style-name="T442">česk</text:span><text:span text:style-name="T443">é slu</text:span><text:span text:style-name="T444">žky a pansk</text:span><text:span text:style-name="T445">ého ko</text:span><text:span text:style-name="T446">č</text:span><text:span text:style-name="T447">ího, rakouského N</text:span><text:span text:style-name="T448">ěmce. Jej</text:span><text:span text:style-name="T449">í p</text:span><text:span text:style-name="T450">ůvod je zpochybňov</text:span><text:span text:style-name="T451">án, n</text:span><text:span text:style-name="T452">ěkteř</text:span><text:span text:style-name="T453">í tvrdí,<text:s/></text:span><text:span text:style-name="T454">že by mohla b</text:span><text:span text:style-name="T455">ýt neman</text:span><text:span text:style-name="T456">želskou dcerou sestry v</text:span><text:span text:style-name="T457">évodkyn</text:span><text:span text:style-name="T458">ě Zah</text:span><text:span text:style-name="T459">á</text:span><text:span text:style-name="T460">ňsk</text:span><text:span text:style-name="T461">é a man</text:span><text:span text:style-name="T462">žel</text:span><text:span text:style-name="T463">é Panklovi ji adoptovali.</text:span></text:p>
      <text:p text:style-name="P15"><text:span text:style-name="T464"/></text:p>
      <text:p text:style-name="P15"><text:span text:style-name="T465">Po jejím narození se rodina usadila v Ratibo</text:span><text:span text:style-name="T466">řic</text:span><text:span text:style-name="T467">ích u<text:s/></text:span><text:span text:style-name="T468">Česk</text:span><text:span text:style-name="T469">é skalice na statcích kn</text:span><text:span text:style-name="T470">ěžny Zah</text:span><text:span text:style-name="T471">á</text:span><text:span text:style-name="T472">ňsk</text:span><text:span text:style-name="T473">é. N</text:span><text:span text:style-name="T474">ěmcov</text:span><text:span text:style-name="T475">á nem</text:span><text:span text:style-name="T476">ěla ž</text:span><text:span text:style-name="T477">ádné zvlá</text:span><text:span text:style-name="T478">štn</text:span><text:span text:style-name="T479">í vzd</text:span><text:span text:style-name="T480">ěl</text:span><text:span text:style-name="T481">ání. Do<text:s/></text:span><text:span text:style-name="T482">školy chodila v Česk</text:span><text:span text:style-name="T483">é Skalici</text:span></text:p>
      <text:p text:style-name="P15"><text:span text:style-name="T483">V d</text:span><text:span text:style-name="T484">ětstv</text:span><text:span text:style-name="T485">í na ní m</text:span><text:span text:style-name="T486">ěla velk</text:span><text:span text:style-name="T487">ý vliv její babi</text:span><text:span text:style-name="T488">čka Magdalena Novotn</text:span><text:span text:style-name="T489">á, která byla tkadlenou.</text:span></text:p>
      <text:p text:style-name="P15"><text:span text:style-name="T489">Také pobyt v n</text:span><text:span text:style-name="T490">ěmeck</text:span><text:span text:style-name="T491">é rodin</text:span><text:span text:style-name="T492">ě pansk</text:span><text:span text:style-name="T493">ého správce, kde poprvé p</text:span><text:span text:style-name="T494">řišla do styku s literaturou, měl na n</text:span><text:span text:style-name="T495">í velký vliv.</text:span></text:p>
      <text:p text:style-name="P15"><text:span text:style-name="T496"/></text:p>
      <text:p text:style-name="P15"><text:span text:style-name="T497">Jako sedmnáctiletá byla pod nátlakem své matky provdána za Josefa N</text:span><text:span text:style-name="T498">ěmce, kter</text:span><text:span text:style-name="T499">ý byl ú</text:span><text:span text:style-name="T500">ředn</text:span><text:span text:style-name="T501">íkem finan</text:span><text:span text:style-name="T502">čn</text:span><text:span text:style-name="T503">í strá</text:span><text:span text:style-name="T504">že a byl dvakr</text:span><text:span text:style-name="T505">át star</text:span><text:span text:style-name="T506">š</text:span><text:span text:style-name="T507">í ne</text:span><text:span text:style-name="T508">ž Němcov</text:span><text:span text:style-name="T509">á. Man</text:span><text:span text:style-name="T510">žel</text:span><text:span text:style-name="T511">é se tém</text:span><text:span text:style-name="T512">ěř každ</text:span><text:span text:style-name="T513">ý rok st</text:span><text:span text:style-name="T514">ěhovali . Během těchto přesunů se jim narodily čtyři děti. Manželstv</text:span><text:span text:style-name="T515">í N</text:span><text:span text:style-name="T516">ěmcov</text:span><text:span text:style-name="T517">é nebylo<text:s/></text:span><text:span text:style-name="T518">šťastn</text:span><text:span text:style-name="T519">é, N</text:span><text:span text:style-name="T520">ěmec byl často unaven</text:span><text:span text:style-name="T521">ý a nep</text:span><text:span text:style-name="T522">ř</text:span><text:span text:style-name="T523">íjemný.</text:span></text:p>
      <text:p text:style-name="P15"><text:span text:style-name="T524"/></text:p>
      <text:p text:style-name="P15"><text:span text:style-name="T525">Kdy</text:span><text:span text:style-name="T526">ž rodiny konečně zakotvila v Praze, začala se Němcov</text:span><text:span text:style-name="T527">á scházet se v</text:span><text:span text:style-name="T528">šemi představiteli tehdejš</text:span><text:span text:style-name="T529">í<text:s/></text:span><text:span text:style-name="T530">česk</text:span><text:span text:style-name="T531">é kultury. Za</text:span><text:span text:style-name="T532">čala ps</text:span><text:span text:style-name="T533">át a uve</text:span><text:span text:style-name="T534">řejňovat b</text:span><text:span text:style-name="T535">ásn</text:span><text:span text:style-name="T536">ě v časopisech. V roce 1845 se Němcovi přestěhovali na Chodsko. Němcov</text:span><text:span text:style-name="T537">á se za</text:span><text:span text:style-name="T538">čala věnovat sběratelsk</text:span><text:span text:style-name="T539">é<text:s/></text:span><text:span text:style-name="T540">činnosti a zaj</text:span><text:span text:style-name="T541">ímala se o sociální podmínky lidu. Jako jedna z prvních u nás se seznámila s u</text:span><text:span text:style-name="T542">čen</text:span><text:span text:style-name="T543">ím utopického socialismu, jak ho propagoval filozof a kn</text:span><text:span text:style-name="T544">ěz Matouš Kl</text:span><text:span text:style-name="T545">ácel.</text:span></text:p>
      <text:p text:style-name="P15"><text:span text:style-name="T546"/></text:p>
      <text:p text:style-name="P15"><text:span text:style-name="T547">Vlastenectví man</text:span><text:span text:style-name="T548">želům Němcov</text:span><text:span text:style-name="T549">ým p</text:span><text:span text:style-name="T550">řin</text:span><text:span text:style-name="T551">á</text:span><text:span text:style-name="T552">šelo nemal</text:span><text:span text:style-name="T553">é problémy, tajná policie je stále sledovala. Za nástupu Bachova absolutismu se jejich situace je</text:span><text:span text:style-name="T554">ště zhoršila, protože Němcov</text:span><text:span text:style-name="T555">á se nebála<text:s/></text:span><text:span text:style-name="T556">ř</text:span><text:span text:style-name="T557">íkat nahlas své názory. Pochopila rozdíl mezi opravdovým vlastenectvím a opatrným vlastenectvím m</text:span><text:span text:style-name="T558">ěšť</text:span><text:span text:style-name="T559">ák</text:span><text:span text:style-name="T560">ů.</text:span></text:p>
      <text:p text:style-name="P15"><text:span text:style-name="T561"/></text:p>
      <text:p text:style-name="P15"><text:span text:style-name="T562">V roce 1850 byl její man</text:span><text:span text:style-name="T563">žel přeložen do Uher a Němcov</text:span><text:span text:style-name="T564">á se vrátila do Prahy. Man</text:span><text:span text:style-name="T565">žela v Uhr</text:span><text:span text:style-name="T566">ách nav</text:span><text:span text:style-name="T567">št</text:span><text:span text:style-name="T568">ívila asi t</text:span><text:span text:style-name="T569">řikr</text:span><text:span text:style-name="T570">át a vyu</text:span><text:span text:style-name="T571">žila těchto n</text:span><text:span text:style-name="T572">áv</text:span><text:span text:style-name="T573">štěv ke shromažďov</text:span><text:span text:style-name="T574">ání materiál</text:span><text:span text:style-name="T575">ů, ze kter</text:span><text:span text:style-name="T576">ých potom psala pohádky. Z malých honorá</text:span><text:span text:style-name="T577">řů za jej</text:span><text:span text:style-name="T578">í literární<text:s/></text:span><text:span text:style-name="T579">činnost se j</text:span><text:span text:style-name="T580">í i d</text:span><text:span text:style-name="T581">ětem žilo b</text:span><text:span text:style-name="T582">ídn</text:span><text:span text:style-name="T583">ě. V roce 1861 přijela do Litomyšle redigovat sv</text:span><text:span text:style-name="T584">é spisy. Bohu</text:span><text:span text:style-name="T585">žel onemocněla a svou pr</text:span><text:span text:style-name="T586">áci nedokon</text:span><text:span text:style-name="T587">čila. Koncem pades</text:span><text:span text:style-name="T588">átých let se N</text:span><text:span text:style-name="T589">ěmcov</text:span><text:span text:style-name="T590">á rozhodla<text:s/></text:span><text:span text:style-name="T591">ž</text:span><text:span text:style-name="T592">ít sama s d</text:span><text:span text:style-name="T593">ětmi. Manžel j</text:span><text:span text:style-name="T594">í odmítl dávat peníze na chod domácnosti. Potkalo ji velké ne</text:span><text:span text:style-name="T595">štěst</text:span><text:span text:style-name="T596">í, kdy</text:span><text:span text:style-name="T597">ž j</text:span><text:span text:style-name="T598">í zem</text:span><text:span text:style-name="T599">řel syn Hynek.</text:span></text:p>
      <text:p text:style-name="P15"><text:span text:style-name="T600">V této t</text:span><text:span text:style-name="T601">ěžk</text:span><text:span text:style-name="T602">é dob</text:span><text:span text:style-name="T603">ě vznikalo jej</text:span><text:span text:style-name="T604">í nejv</text:span><text:span text:style-name="T605">ětš</text:span><text:span text:style-name="T606">í dílo Babi</text:span><text:span text:style-name="T607">čka. Hlavn</text:span><text:span text:style-name="T608">ím hrdinou v jejích dílech byl prostý venkovský lid.</text:span></text:p>
      <text:p text:style-name="P15"><text:span text:style-name="T609"/></text:p>
      <text:p text:style-name="P15"><text:span text:style-name="T610">Bo</text:span><text:span text:style-name="T611">žena Němcov</text:span><text:span text:style-name="T612">á zem</text:span><text:span text:style-name="T613">řela v lednu 1862. Jej</text:span><text:span text:style-name="T614">í pohádky a povídky za</text:span><text:span text:style-name="T615">řadila veřejnost do zlat</text:span><text:span text:style-name="T616">ého fondu<text:s/></text:span><text:span text:style-name="T617">česk</text:span><text:span text:style-name="T618">é literatury.</text:span></text:p>
      <text:p text:style-name="P16"><text:span text:style-name="T619"/></text:p>
      <text:p text:style-name="P16"><text:span text:style-name="T6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